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7944c" officeooo:paragraph-rsid="0007944c"/>
    </style:style>
    <style:style style:name="P2" style:family="paragraph" style:parent-style-name="Text_20_body">
      <style:paragraph-properties fo:text-align="center" style:justify-single-word="false"/>
      <style:text-properties officeooo:rsid="0007944c" officeooo:paragraph-rsid="0007944c"/>
    </style:style>
    <style:style style:name="P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erif" fo:font-size="13pt" fo:font-style="normal" style:text-underline-style="none" fo:font-weight="normal" officeooo:rsid="0007944c" officeooo:paragraph-rsid="0007944c" style:text-blinking="false" fo:background-color="transparent" style:font-size-asian="13pt" style:font-size-complex="13p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 style:family="paragraph" style:parent-style-name="Text_20_body">
      <style:paragraph-properties fo:text-align="start" style:justify-single-word="false"/>
      <style:text-properties fo:font-variant="normal" fo:text-transform="none" fo:color="#c9211e" loext:opacity="100%" style:text-line-through-style="none" style:text-line-through-type="none" style:font-name="Liberation Serif" fo:font-size="16pt" fo:font-style="normal" style:text-underline-style="none" fo:font-weight="normal" officeooo:rsid="000b3126" officeooo:paragraph-rsid="000b3126" style:text-blinking="false" fo:background-color="transparent" style:font-size-asian="16pt" style:font-size-complex="16pt"/>
    </style:style>
    <style:style style:name="P6" style:family="paragraph" style:parent-style-name="Text_20_body">
      <style:paragraph-properties fo:text-align="center" style:justify-single-word="false"/>
      <style:text-properties fo:font-variant="normal" fo:text-transform="none" fo:color="#c9211e" loext:opacity="100%" style:font-name="Liberation Serif" fo:font-size="13pt" fo:letter-spacing="normal" fo:font-style="normal" fo:font-weight="bold" officeooo:rsid="0007944c" officeooo:paragraph-rsid="0007e97b" style:font-size-asian="13pt" style:font-weight-asian="bold" style:font-size-complex="13pt" style:font-weight-complex="bold" loext:padding="0cm" loext:border="none"/>
    </style:style>
    <style:style style:name="P7" style:family="paragraph" style:parent-style-name="Text_20_body">
      <style:paragraph-properties fo:text-align="center" style:justify-single-word="false"/>
      <style:text-properties fo:font-variant="normal" fo:text-transform="none" fo:color="#202124" loext:opacity="100%" style:font-name="Liberation Serif" fo:font-size="13pt" fo:letter-spacing="normal" fo:font-style="normal" fo:font-weight="normal" officeooo:rsid="0007944c" officeooo:paragraph-rsid="0007e97b" style:font-size-asian="13pt" style:font-size-complex="13pt" loext:padding="0cm" loext:border="none"/>
    </style:style>
    <style:style style:name="P8" style:family="paragraph" style:parent-style-name="Text_20_body">
      <style:paragraph-properties fo:text-align="center" style:justify-single-word="false"/>
      <style:text-properties fo:font-variant="normal" fo:text-transform="none" fo:color="#202124" loext:opacity="100%" style:font-name="Liberation Serif" fo:font-size="13pt" fo:letter-spacing="normal" fo:font-style="normal" fo:font-weight="normal" officeooo:rsid="0007e97b" officeooo:paragraph-rsid="0007944c" style:font-size-asian="13pt" style:font-weight-asian="normal" style:font-size-complex="13pt" style:font-weight-complex="normal" loext:padding="0cm" loext:border="none"/>
    </style:style>
    <style:style style:name="P9" style:family="paragraph" style:parent-style-name="Text_20_body">
      <style:paragraph-properties fo:text-align="center" style:justify-single-word="false"/>
      <style:text-properties fo:font-variant="normal" fo:text-transform="none" fo:color="#202124" loext:opacity="100%" style:font-name="Liberation Serif" fo:font-size="13pt" fo:letter-spacing="normal" fo:font-style="normal" fo:font-weight="normal" officeooo:rsid="0007e97b" officeooo:paragraph-rsid="000f9bc8" style:font-size-asian="13pt" style:font-weight-asian="normal" style:font-size-complex="13pt" style:font-weight-complex="normal" loext:padding="0cm" loext:border="none"/>
    </style:style>
    <style:style style:name="P10" style:family="paragraph" style:parent-style-name="Text_20_body">
      <style:text-properties officeooo:paragraph-rsid="0007e97b"/>
    </style:style>
    <style:style style:name="P11" style:family="paragraph" style:parent-style-name="Text_20_body">
      <style:text-properties officeooo:rsid="0007e97b" officeooo:paragraph-rsid="0007e97b"/>
    </style:style>
    <style:style style:name="P12" style:family="paragraph" style:parent-style-name="Text_20_body">
      <style:text-properties officeooo:rsid="000999fa" officeooo:paragraph-rsid="000999fa"/>
    </style:style>
    <style:style style:name="P13" style:family="paragraph" style:parent-style-name="Text_20_body">
      <style:text-properties officeooo:paragraph-rsid="000999fa"/>
    </style:style>
    <style:style style:name="P14" style:family="paragraph" style:parent-style-name="Text_20_body">
      <style:text-properties officeooo:rsid="000b3126" officeooo:paragraph-rsid="000b3126"/>
    </style:style>
    <style:style style:name="P15" style:family="paragraph" style:parent-style-name="Text_20_body">
      <style:text-properties officeooo:paragraph-rsid="000b3126"/>
    </style:style>
    <style:style style:name="P16" style:family="paragraph" style:parent-style-name="Text_20_body">
      <style:text-properties fo:color="#c9211e" loext:opacity="100%" fo:font-size="16pt" officeooo:rsid="0007e97b" officeooo:paragraph-rsid="0007e97b" style:font-size-asian="16pt" style:font-size-complex="16pt"/>
    </style:style>
    <style:style style:name="P17" style:family="paragraph" style:parent-style-name="Text_20_body">
      <style:text-properties fo:color="#c9211e" loext:opacity="100%" fo:font-size="16pt" officeooo:rsid="000b3126" officeooo:paragraph-rsid="000b3126" style:font-size-asian="16pt" style:font-size-complex="16pt"/>
    </style:style>
    <style:style style:name="P18" style:family="paragraph" style:parent-style-name="Text_20_body">
      <style:text-properties fo:color="#000000" loext:opacity="100%" fo:font-size="16pt" officeooo:rsid="000b3126" officeooo:paragraph-rsid="000b3126" style:font-size-asian="14pt" style:font-size-complex="16pt"/>
    </style:style>
    <style:style style:name="P19" style:family="paragraph" style:parent-style-name="Text_20_body">
      <style:paragraph-properties fo:text-align="center" style:justify-single-word="false"/>
      <style:text-properties officeooo:paragraph-rsid="0007e97b"/>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07944c"/>
    </style:style>
    <style:style style:name="P22" style:family="paragraph" style:parent-style-name="Text_20_body">
      <style:paragraph-properties fo:text-align="center" style:justify-single-word="false"/>
      <style:text-properties style:font-name="Liberation Serif" fo:font-size="13pt" fo:font-weight="normal" officeooo:paragraph-rsid="0007944c" style:font-size-asian="13pt" style:font-weight-asian="normal" style:font-size-complex="13pt" style:font-weight-complex="normal"/>
    </style:style>
    <style:style style:name="P23" style:family="paragraph" style:parent-style-name="Text_20_body">
      <style:paragraph-properties fo:text-align="center" style:justify-single-word="false"/>
      <style:text-properties fo:font-variant="normal" fo:text-transform="none" fo:color="#202124" loext:opacity="100%" style:font-name="Liberation Serif" fo:font-size="13pt" fo:letter-spacing="normal" fo:font-style="normal" fo:font-weight="normal" officeooo:rsid="0007944c" officeooo:paragraph-rsid="0007e97b" style:font-size-asian="13pt" style:font-size-complex="13pt" loext:padding="0cm" loext:border="none"/>
    </style:style>
    <style:style style:name="P24" style:family="paragraph" style:parent-style-name="Text_20_body">
      <style:paragraph-properties fo:text-align="center" style:justify-single-word="false"/>
      <style:text-properties fo:font-variant="normal" fo:text-transform="none" fo:color="#202124" loext:opacity="100%" style:font-name="Liberation Serif" fo:font-size="13pt" fo:letter-spacing="normal" fo:font-style="normal" fo:font-weight="normal" officeooo:rsid="0007e97b" officeooo:paragraph-rsid="0007944c" style:font-size-asian="13pt" style:font-weight-asian="normal" style:font-size-complex="13pt" style:font-weight-complex="normal" loext:padding="0cm" loext:border="none"/>
    </style:style>
    <style:style style:name="P25" style:family="paragraph" style:parent-style-name="Text_20_body">
      <style:paragraph-properties fo:text-align="center" style:justify-single-word="false"/>
      <style:text-properties fo:font-variant="normal" fo:text-transform="none" fo:color="#c9211e" loext:opacity="100%" style:font-name="Liberation Serif" fo:font-size="13pt" fo:letter-spacing="normal" fo:font-style="normal" fo:font-weight="bold" officeooo:rsid="0007944c" officeooo:paragraph-rsid="0007e97b" style:font-size-asian="13pt" style:font-weight-asian="bold" style:font-size-complex="13pt" style:font-weight-complex="bold" loext:padding="0cm" loext:border="none"/>
    </style:style>
    <style:style style:name="P26"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erif" fo:font-size="13pt" fo:font-style="normal" style:text-underline-style="none" fo:font-weight="normal" officeooo:rsid="00147939" officeooo:paragraph-rsid="00147939" style:text-blinking="false" fo:background-color="transparent" style:font-size-asian="13pt" style:font-size-complex="13pt"/>
    </style:style>
    <style:style style:name="P27" style:family="paragraph" style:parent-style-name="Text_20_body">
      <style:paragraph-properties fo:text-align="center" style:justify-single-word="false"/>
      <style:text-properties officeooo:paragraph-rsid="0007e97b"/>
    </style:style>
    <style:style style:name="P28" style:family="paragraph" style:parent-style-name="Text_20_body">
      <style:text-properties fo:color="#c9211e" loext:opacity="100%" fo:font-size="16pt" officeooo:rsid="000b3126" officeooo:paragraph-rsid="000b3126" style:font-size-asian="16pt" style:font-size-complex="16pt"/>
    </style:style>
    <style:style style:name="T1" style:family="text">
      <style:text-properties officeooo:rsid="0007944c"/>
    </style:style>
    <style:style style:name="T2" style:family="text">
      <style:text-properties fo:font-variant="normal" fo:text-transform="none" fo:color="#202124" loext:opacity="100%" style:font-name="Liberation Serif" fo:font-size="13pt" fo:letter-spacing="normal" fo:font-style="normal" fo:font-weight="normal" officeooo:rsid="0007944c" style:font-size-asian="13pt" style:font-size-complex="13pt" loext:padding="0cm" loext:border="none"/>
    </style:style>
    <style:style style:name="T3" style:family="text">
      <style:text-properties fo:font-variant="normal" fo:text-transform="none" fo:color="#202124" loext:opacity="100%" style:font-name="Liberation Serif" fo:font-size="13pt" fo:letter-spacing="normal" fo:font-style="normal" fo:font-weight="normal" officeooo:rsid="0007944c" style:font-size-asian="13pt" style:font-weight-asian="normal" style:font-size-complex="13pt" style:font-weight-complex="normal" loext:padding="0cm" loext:border="none"/>
    </style:style>
    <style:style style:name="T4" style:family="text">
      <style:text-properties fo:font-variant="normal" fo:text-transform="none" fo:color="#202124" loext:opacity="100%" style:font-name="Liberation Serif" fo:font-size="13pt" fo:letter-spacing="normal" fo:font-style="normal" fo:font-weight="normal" officeooo:rsid="0007e97b" style:font-size-asian="13pt" style:font-weight-asian="normal" style:font-size-complex="13pt" style:font-weight-complex="normal" loext:padding="0cm" loext:border="none"/>
    </style:style>
    <style:style style:name="T5" style:family="text">
      <style:text-properties fo:font-variant="normal" fo:text-transform="none" fo:color="#202124" loext:opacity="100%" style:font-name="Liberation Serif" fo:font-size="13pt" fo:letter-spacing="normal" fo:font-style="normal" fo:font-weight="bold" officeooo:rsid="0007944c" style:font-size-asian="13pt" style:font-weight-asian="bold" style:font-size-complex="13pt" style:font-weight-complex="bold" loext:padding="0cm" loext:border="none"/>
    </style:style>
    <style:style style:name="T6" style:family="text">
      <style:text-properties fo:font-variant="normal" fo:text-transform="none" fo:color="#c9211e" loext:opacity="100%" style:font-name="Liberation Serif" fo:font-size="13pt" fo:letter-spacing="normal" fo:font-style="normal" fo:font-weight="bold" officeooo:rsid="0007944c" style:font-size-asian="13pt" style:font-weight-asian="bold" style:font-size-complex="13pt" style:font-weight-complex="bold" loext:padding="0cm" loext:border="none"/>
    </style:style>
    <style:style style:name="T7" style:family="text">
      <style:text-properties style:font-name="Liberation Serif"/>
    </style:style>
    <style:style style:name="T8" style:family="text">
      <style:text-properties officeooo:rsid="000999fa"/>
    </style:style>
    <style:style style:name="T9" style:family="text">
      <style:text-properties officeooo:rsid="000b3126"/>
    </style:style>
    <style:style style:name="T10" style:family="text">
      <style:text-properties fo:color="#3465a4" loext:opacity="100%" officeooo:rsid="000b3126"/>
    </style:style>
    <style:style style:name="T11" style:family="text">
      <style:text-properties fo:font-weight="bold" style:font-weight-asian="bold" style:font-weight-complex="bold"/>
    </style:style>
    <style:style style:name="T12" style:family="text">
      <style:text-properties fo:font-weight="bold" officeooo:rsid="0007944c" style:font-weight-asian="bold" style:font-weight-complex="bold"/>
    </style:style>
    <style:style style:name="T13" style:family="text">
      <style:text-properties officeooo:rsid="000c3c9a"/>
    </style:style>
    <style:style style:name="T14" style:family="text">
      <style:text-properties fo:color="#c9211e" loext:opacity="100%" fo:font-weight="bold" style:font-weight-asian="bold" style:font-weight-complex="bold"/>
    </style:style>
    <style:style style:name="T15" style:family="text">
      <style:text-properties officeooo:rsid="000f9bc8"/>
    </style:style>
    <style:style style:name="T16" style:family="text">
      <style:text-properties officeooo:rsid="0010d6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Coffret Gourmands</text:p>
      <text:p text:style-name="P1"/>
      <text:p text:style-name="P1"/>
      <text:p text:style-name="P26">Liens de notre <text:a xlink:type="simple" xlink:href="https://elogoo48.github.io/LPGsite/index.html" text:style-name="Internet_20_link" text:visited-style-name="Visited_20_Internet_20_Link">Github</text:a></text:p>
      <text:p text:style-name="P5">Mission 1:</text:p>
      <text:p text:style-name="P3"><text:bookmark text:name="docs-internal-guid-4f96d5a1-7fff-e576-ca77-43e54c4c8508"/>1.1 Rédiger les principes de fonctionnement d’une boutique en ligne.</text:p>
      <text:p text:style-name="P4">1.2 Décrire les caractéristiques principales du statut de micro-entrepreneur.</text:p>
      <text:p text:style-name="P4">1.3 Y a t il des points particuliers à signaler lorsque le projet est porté par un étudiant ?</text:p>
      <text:p text:style-name="P10"><text:line-break/><text:span text:style-name="T12">1,1)</text:span><text:span text:style-name="T1"> </text:span><text:span text:style-name="T2">Les principes de fonctionnement d'une boutique en ligne sont essentiels pour assurer le succès de l'entreprise en ligne. Voici les principaux aspects à prendre en compte :</text:span></text:p>
      <text:p text:style-name="P10"/>
      <text:p text:style-name="P7"><text:s text:c="4"/><text:span text:style-name="T14">Sélection de produits ou services :</text:span></text:p>
      <text:p text:style-name="P7"><text:s text:c="8"/><text:span text:style-name="T15">Il faut choisir</text:span> soigneusement les produits ou services que vous allez vendre en ligne. Assurez-vous qu'ils correspondent à la demande de votre public cible.</text:p>
      <text:p text:style-name="P19"/>
      <text:p text:style-name="P7"><text:s text:c="4"/><text:span text:style-name="T14">Conception du site web :</text:span></text:p>
      <text:p text:style-name="P7"><text:s text:c="8"/>Créez un site web convivial, attrayant et réactif. La conception doit mettre en valeur <text:span text:style-name="T16">en premier plan</text:span> vos produits ou services et offrir une expérience utilisateur fluide.</text:p>
      <text:p text:style-name="P19"/>
      <text:p text:style-name="P7"><text:s text:c="4"/><text:span text:style-name="T14">Catalogue en ligne :</text:span></text:p>
      <text:p text:style-name="P7"><text:s/>Créez une liste de produits ou services avec des descriptions détaillées, des images de haute qualité et des prix transparents.</text:p>
      <text:p text:style-name="P19"/>
      <text:p text:style-name="P7"><text:s text:c="3"/><text:span text:style-name="T14"><text:s/>Gestion des stocks :</text:span></text:p>
      <text:p text:style-name="P7"><text:s text:c="2"/>Tenez à jour un suivi rigoureux des niveaux de stock pour éviter les problèmes de rupture de stock et les retards dans les livraisons.</text:p>
      <text:p text:style-name="P19"/>
      <text:p text:style-name="P7"><text:s text:c="4"/><text:span text:style-name="T14">Panier d'achat et paiement :</text:span></text:p>
      <text:p text:style-name="P7">Fournissez une fonction de panier d'achat convivial et des options de paiement sécurisées. Acceptez diverses méthodes de paiement en ligne.</text:p>
      <text:p text:style-name="P19"/>
      <text:p text:style-name="P19"/>
      <text:p text:style-name="P19"/>
      <text:p text:style-name="P6"><text:soft-page-break/><text:s text:c="4"/>Sécurité des données :</text:p>
      <text:p text:style-name="P7"><text:s/>Protégez les données personnelles des clients en utilisant des protocoles de sécurité appropriés, comme le cryptage SSL.</text:p>
      <text:p text:style-name="P19"/>
      <text:p text:style-name="P7"><text:s/><text:span text:style-name="T14">Service client :</text:span></text:p>
      <text:p text:style-name="P7">Offrez un service client de qualité, avec des moyens de contact clairement indiqués et une réponse rapide aux questions et préoccupations des clients.</text:p>
      <text:p text:style-name="P19"/>
      <text:p text:style-name="P6"><text:s/>Expédition et livraison :</text:p>
      <text:p text:style-name="P7"><text:s/>Proposez des options d'expédition diverses, notamment la livraison standard, express, et internationale. Informez les clients sur les délais de livraison et les coûts associés.</text:p>
      <text:p text:style-name="P19"/>
      <text:p text:style-name="P7"><text:s/><text:span text:style-name="T14">Retours et remboursements :</text:span></text:p>
      <text:p text:style-name="P7"><text:s/>Établissez une politique de retour transparente et équitable pour les clients. Assurez-vous de gérer les retours de manière efficace.</text:p>
      <text:p text:style-name="P19"/>
      <text:p text:style-name="P7"><text:s/><text:span text:style-name="T14">Marketing en ligne </text:span>:</text:p>
      <text:p text:style-name="P7"><text:s/>Utilisez des techniques de marketing en ligne, telles que le référencement (SEO), la publicité payante, les médias sociaux, et le marketing par e-mail pour attirer des clients.</text:p>
      <text:p text:style-name="P19"/>
      <text:p text:style-name="P7"><text:span text:style-name="T14">Gestion des commandes </text:span>:</text:p>
      <text:p text:style-name="P7"><text:s/>Mettez en place un système de gestion des commandes efficace pour suivre les commandes, traiter les paiements et gérer les expéditions.</text:p>
      <text:p text:style-name="P19"/>
      <text:p text:style-name="P7"><text:s text:c="3"/><text:span text:style-name="T14"><text:s/>Analyse des données :</text:span></text:p>
      <text:p text:style-name="P7"><text:s text:c="8"/>Suivez les performances de votre boutique en ligne à l'aide d'outils d'analyse web. Identifiez les tendances, les produits les plus populaires et les domaines nécessitant des améliorations.</text:p>
      <text:p text:style-name="P19"/>
      <text:p text:style-name="P7"><text:s text:c="3"/><text:span text:style-name="T14"><text:s/>Optimisation continue :</text:span></text:p>
      <text:p text:style-name="P7"><text:s text:c="8"/>Améliorez constamment votre boutique en ligne en fonction des retours des clients et des données d'analyse. Soyez attentif aux évolutions du marché.</text:p>
      <text:p text:style-name="P19"/>
      <text:p text:style-name="P7"><text:soft-page-break/><text:s text:c="4"/><text:span text:style-name="T14">Légalité et conformité :</text:span></text:p>
      <text:p text:style-name="P7"><text:s text:c="8"/>Respectez les réglementations légales en matière de commerce électronique, notamment en ce qui concerne la protection des données et les droits des consommateurs.</text:p>
      <text:p text:style-name="P19"/>
      <text:p text:style-name="P7"><text:s text:c="2"/><text:span text:style-name="T14"><text:s text:c="2"/>Service après-vente :</text:span></text:p>
      <text:p text:style-name="P7"><text:s text:c="8"/>Offrez un suivi après-vente en demandant des avis, en sollicitant des commentaires et en résolvant les problèmes éventuels.</text:p>
      <text:p text:style-name="P19"/>
      <text:p text:style-name="P7">En suivant ces principes de fonctionnement, vous pouvez établir et gérer une boutique en ligne prospère, fidéliser les clients et développer votre entreprise sur Internet.</text:p>
      <text:p text:style-name="P20"/>
      <text:p text:style-name="P21"><text:span text:style-name="T5">1.2)</text:span><text:span text:style-name="T3">.</text:span><text:span text:style-name="T4">Le statut de micro-entrepreneur, anciennement connu sous le nom d'auto-entrepreneur en France, est un régime simplifié destiné aux entrepreneurs individuels. Voici les caractéristiques principales de ce statut :</text:span></text:p>
      <text:p text:style-name="P21"/>
      <text:p text:style-name="P8"><text:s text:c="3"/><text:span text:style-name="T14"><text:s/>Simplicité administrative :</text:span></text:p>
      <text:p text:style-name="P8"><text:s text:c="8"/>L'une des caractéristiques les plus importantes du statut de micro-entrepreneur est sa simplicité administrative. Les démarches de création sont allégées, et il est possible de s'inscrire en ligne, ce qui réduit la bureaucratie.</text:p>
      <text:p text:style-name="P21"/>
      <text:p text:style-name="P8"><text:s text:c="3"/><text:span text:style-name="T14"><text:s/>Fiscalité allégée :</text:span></text:p>
      <text:p text:style-name="P8"><text:s text:c="8"/>Les micro-entrepreneurs bénéficient d'un régime fiscal simplifié. Ils sont soumis à un régime de la micro-entreprise, ce qui signifie qu'ils ne paient des impôts que sur la base de leur chiffre d'affaires, avec un taux spécifique en fonction de leur activité.</text:p>
      <text:p text:style-name="P21"/>
      <text:p text:style-name="P8"><text:s text:c="4"/><text:span text:style-name="T14">Cotisations sociales réduites :</text:span></text:p>
      <text:p text:style-name="P8"><text:s text:c="8"/>Les cotisations sociales sont calculées en fonction du chiffre d'affaires réalisé. Les micro-entrepreneurs ne paient des cotisations qu'en cas de chiffre d'affaires effectivement encaissé, ce qui signifie qu'en cas de mois ou d'années sans chiffre d'affaires, les charges sont nulles.</text:p>
      <text:p text:style-name="P21"/>
      <text:p text:style-name="P21"/>
      <text:p text:style-name="P21"/>
      <text:p text:style-name="P21"/>
      <text:p text:style-name="P8"><text:soft-page-break/><text:s text:c="2"/><text:span text:style-name="T14"><text:s text:c="2"/>Chiffre d'affaires plafonné :</text:span></text:p>
      <text:p text:style-name="P8"><text:s text:c="8"/>Le statut de micro-entrepreneur est limité en termes de chiffre d'affaires annuel. Le plafond de chiffre d'affaires varie en fonction du type d'activité. Si le chiffre d'affaires dépasse ces seuils, l'entrepreneur devra opter pour un régime fiscal et social différent.</text:p>
      <text:p text:style-name="P21"/>
      <text:p text:style-name="P8"><text:s text:c="4"/><text:span text:style-name="T14">Pas de TVA à facturer :</text:span></text:p>
      <text:p text:style-name="P8"><text:s text:c="8"/>Les micro-entrepreneurs ne facturent pas la TVA à leurs clients. Ils sont exemptés de collecter et de reverser la TVA à l'administration fiscale. Cela simplifie la gestion financière.</text:p>
      <text:p text:style-name="P21"/>
      <text:p text:style-name="P8"><text:s text:c="4"/><text:span text:style-name="T14">Accès à certaines professions réglementées :</text:span></text:p>
      <text:p text:style-name="P8"><text:s text:c="8"/>Le statut de micro-entrepreneur permet d'exercer certaines professions réglementées (ex. : artisanat, services, commerces) sous réserve de respecter les exigences légales et réglementaires spécifiques à chaque profession.</text:p>
      <text:p text:style-name="P21"/>
      <text:p text:style-name="P8"><text:s text:c="3"/><text:span text:style-name="T14"><text:s/>Liberté dans le choix de l'activité :</text:span></text:p>
      <text:p text:style-name="P8"><text:s text:c="8"/>Les micro-entrepreneurs peuvent exercer une grande variété d'activités, à condition de respecter les conditions et restrictions légales propres à chaque domaine d'activité.</text:p>
      <text:p text:style-name="P21"/>
      <text:p text:style-name="P8"><text:s/><text:span text:style-name="T14"><text:s text:c="3"/>Responsabilité limitée :</text:span></text:p>
      <text:p text:style-name="P8"><text:s text:c="8"/>Les micro-entrepreneurs bénéficient d'une responsabilité limitée. Leurs biens personnels ne sont pas engagés en cas de dettes professionnelles, sauf en cas de faute grave.</text:p>
      <text:p text:style-name="P21"/>
      <text:p text:style-name="P8"><text:s text:c="2"/><text:span text:style-name="T14"><text:s text:c="2"/>Comptabilité simplifiée :</text:span></text:p>
      <text:p text:style-name="P8"><text:s text:c="8"/>La comptabilité d'un micro-entrepreneur est simplifiée. Il est tenu de conserver un livre de recettes et un registre des achats, mais il n'est pas nécessaire de tenir une comptabilité complexe.</text:p>
      <text:p text:style-name="P21"/>
      <text:p text:style-name="P8"><text:s text:c="4"/><text:span text:style-name="T14">Flexibilité :</text:span></text:p>
      <text:p text:style-name="P8"><text:s text:c="8"/>Les micro-entrepreneurs peuvent opter pour ce statut en fonction de leurs besoins, que ce soit pour tester une activité, l'exercer en parallèle d'un emploi salarié, ou pour une activité à petite échelle.</text:p>
      <text:p text:style-name="P9">Il est important de noter que le statut de micro-entrepreneur comporte des avantages en matière de simplicité administrative et de fiscalité, mais il peut ne pas convenir à toutes les</text:p>
      <text:p text:style-name="P9"><text:soft-page-break/>situations. Les entrepreneurs doivent évaluer attentivement leur projet et leurs besoins avant de choisir ce statut ou d'envisager un autre régime en fonction de leur situation spécifique.</text:p>
      <text:p text:style-name="P22"/>
      <text:p text:style-name="P20"/>
      <text:p text:style-name="P2"><text:span text:style-name="T11">1,3)</text:span> <text:s/><text:span text:style-name="T7">En France, lorsque le projet est porté par un étudiant, il y a des points particuliers à prendre en compte en plus des considérations générales liées à la création d'entreprise. Voici quelques éléments spécifiques à signaler :</text:span></text:p>
      <text:p text:style-name="P2"/>
      <text:p text:style-name="P2"><text:s text:c="4"/><text:span text:style-name="T14">Statut Étudiant-Entrepreneur :</text:span></text:p>
      <text:p text:style-name="P2"><text:s text:c="8"/>En France, il existe le statut d'étudiant-entrepreneur <text:span text:style-name="T13">appelé Pépite</text:span>, qui permet aux étudiants de combiner leurs études avec le développement de leur projet entrepreneurial. Ce statut offre des avantages, tels qu'un accompagnement personnalisé, un accès à des ressources spécifiques, et la possibilité de bénéficier d'une année sabbatique pour se consacrer à l'entreprise.</text:p>
      <text:p text:style-name="P2"/>
      <text:p text:style-name="P2"><text:s text:c="3"/><text:span text:style-name="T14"><text:s/>Incubateurs et pépinières d'entreprises :</text:span></text:p>
      <text:p text:style-name="P2"><text:s text:c="8"/>De nombreuses universités et établissements d'enseignement supérieur en France disposent d'incubateurs et de pépinières d'entreprises. Ces structures offrent un soutien logistique, financier et des conseils pour les étudiants entrepreneurs.</text:p>
      <text:p text:style-name="P2"/>
      <text:p text:style-name="P2"><text:s text:c="3"/><text:span text:style-name="T14"><text:s/>Réseaux d'étudiants entrepreneurs :</text:span></text:p>
      <text:p text:style-name="P2"><text:s text:c="8"/>Rejoindre des réseaux d'étudiants entrepreneurs, tels que le Réseau PEPITE, peut être une excellente manière de se connecter avec d'autres jeunes entrepreneurs, d'échanger des idées et de participer à des événements.</text:p>
      <text:p text:style-name="P2"/>
      <text:p text:style-name="P2"><text:s text:c="3"/><text:span text:style-name="T14"><text:s/>Bourses et financements spécifiques :</text:span></text:p>
      <text:p text:style-name="P2"><text:s text:c="8"/>Les étudiants entrepreneurs peuvent accéder à des bourses et à des financements spécifiques, notamment via des concours destinés aux jeunes entrepreneurs. Ces financements peuvent aider à développer le projet.</text:p>
      <text:p text:style-name="P2"/>
      <text:p text:style-name="P2"><text:s text:c="2"/><text:span text:style-name="T14"><text:s text:c="2"/>Soutien pédagogique :</text:span></text:p>
      <text:p text:style-name="P2"><text:s text:c="8"/>Certains établissements offrent des cours ou des programmes d'entrepreneuriat qui permettent aux étudiants d'acquérir des compétences essentielles pour la gestion d'entreprise.</text:p>
      <text:p text:style-name="P2"/>
      <text:p text:style-name="P2"/>
      <text:p text:style-name="P2"/>
      <text:p text:style-name="P2"/>
      <text:p text:style-name="P2"><text:soft-page-break/><text:s text:c="4"/><text:span text:style-name="T14">Validation académique :</text:span></text:p>
      <text:p text:style-name="P2"><text:s text:c="8"/>Il est important de vérifier comment le projet entrepreneurial peut être intégré à votre programme d'études. Certains établissements peuvent autoriser une partie de vos activités entrepreneuriales à être validée comme crédits académiques.</text:p>
      <text:p text:style-name="P2"/>
      <text:p text:style-name="P2"><text:s text:c="4"/><text:span text:style-name="T14">Impact sur les aides financières :</text:span></text:p>
      <text:p text:style-name="P2"><text:s text:c="8"/>Les revenus issus de l'entreprise peuvent influencer l'attribution de certaines aides financières auxquelles les étudiants ont droit, comme les bourses. Il est nécessaire de comprendre les conséquences financières.</text:p>
      <text:p text:style-name="P2"/>
      <text:p text:style-name="P2"><text:s text:c="4"/><text:span text:style-name="T14">Responsabilité juridique :</text:span></text:p>
      <text:p text:style-name="P2"><text:s text:c="8"/>Les étudiants entrepreneurs doivent être conscients de leur responsabilité légale en tant qu'entrepreneur, notamment en matière de facturation, de déclarations fiscales et de protection sociale.</text:p>
      <text:p text:style-name="P2"/>
      <text:p text:style-name="P2"><text:s text:c="4"/><text:span text:style-name="T14">Équilibre entre études et entreprise :</text:span></text:p>
      <text:p text:style-name="P2"><text:s text:c="8"/>Gérer l'équilibre entre les études et l'entreprise peut être un défi. Une planification minutieuse, une organisation efficace et une communication avec les enseignants sont essentielles.</text:p>
      <text:p text:style-name="P2"/>
      <text:p text:style-name="P2"><text:s/><text:span text:style-name="T14"><text:s text:c="3"/>Réseautage et mentorat :</text:span></text:p>
      <text:p text:style-name="P2"><text:s text:c="8"/>Cherchez des mentors, des enseignants ou des entrepreneurs expérimentés qui peuvent vous guider et vous soutenir dans votre parcours d'étudiant entrepreneur.</text:p>
      <text:p text:style-name="P2"/>
      <text:p text:style-name="P2">En résumé, les étudiants entrepreneurs en France peuvent profiter de plusieurs avantages spécifiques, mais ils doivent également faire preuve de diligence dans la gestion de leur temps et des implications académiques, fiscales et financières de leur projet entrepreneurial. Le statut d'étudiant-entrepreneur et les ressources disponibles sont conçus pour faciliter ce processus.</text:p>
      <text:p text:style-name="P2"/>
      <text:p text:style-name="P11"/>
      <text:p text:style-name="P11"/>
      <text:p text:style-name="P11"/>
      <text:p text:style-name="P11"/>
      <text:p text:style-name="P11"/>
      <text:p text:style-name="P11"/>
      <text:p text:style-name="P11"/>
      <text:p text:style-name="P16"><text:soft-page-break/>Mission 2: </text:p>
      <text:p text:style-name="P11"/>
      <text:p text:style-name="P11">2,1: Le budget est un peu court mais on va essayer de faire au mieux.</text:p>
      <text:p text:style-name="P11"/>
      <text:p text:style-name="P11">Voici l’imprimante : <text:a xlink:type="simple" xlink:href="https://www.electrodepot.fr/imprimante-multifonction-hp-oj-pro-8014.html?at_medium=sl&amp;at_campaign=Shopping_IT_Mixte_Perf_ever_ROAS_A/B_Test_Titre&amp;at_platform=google&amp;at_creation=Imprimantes_-_papier&amp;at_variant=online&amp;at_network=search&amp;at_term=980819-test&amp;gclid=EAIaIQobChMImKOqhePHgQMVxxMGAB1djgnVEAQYBCABEgI18_D_BwE" text:style-name="Internet_20_link" text:visited-style-name="Visited_20_Internet_20_Link"><text:span text:style-name="T9">Imprimante</text:span> </text:a></text:p>
      <text:p text:style-name="P12"/>
      <text:p text:style-name="P15"><text:span text:style-name="T8">Voici l’ordinateur portable: </text:span><text:a xlink:type="simple" xlink:href="https://www.amazon.fr/ASUS-Vivobook-S1404FA-NK213W-14-Rétroéclairé/dp/B0BXPX3T2J/ref=sr_1_6?__mk_fr_FR=ÅMÅŽÕÑ&amp;crid=3H32QWFAHWSCI&amp;keywords=Laptop&amp;qid=1695714334&amp;sprefix=laptop%2B%2Caps%2C104&amp;sr=8-6&amp;th=1" text:style-name="Internet_20_link" text:visited-style-name="Visited_20_Internet_20_Link"><text:span text:style-name="T10">Laptop</text:span></text:a></text:p>
      <text:p text:style-name="P12"/>
      <text:p text:style-name="P13"><text:span text:style-name="T8">Voici </text:span><text:span text:style-name="T9">le téléphone choisi pour les photos des produits </text:span><text:span text:style-name="T8">: </text:span><text:a xlink:type="simple" xlink:href="https://www.amazon.fr/Samsung-Galaxy-Awesome-Blue-SM-A236BLBVEUE/dp/B0B8ZYN8VQ/ref=sr_1_8_mod_primary_new?crid=21QQZMOUMHDWP&amp;keywords=samsung+galaxy+a33+5g&amp;qid=1695714250&amp;sbo=RZvfv%2F%2FHxDF%2BO5021pAnSA%3D%3D&amp;sprefix=Samsung+galaxy+a33+%2Caps%2C69&amp;sr=8-8" text:style-name="Internet_20_link" text:visited-style-name="Visited_20_Internet_20_Link"><text:span text:style-name="T10">Téléphone</text:span></text:a></text:p>
      <text:p text:style-name="P12"/>
      <text:p text:style-name="P12">Voici les composants <text:span text:style-name="T9">pour l’amélioration de son ordinateur fixe </text:span>:</text:p>
      <text:p text:style-name="P13"><text:span text:style-name="T8">RAM: </text:span><text:a xlink:type="simple" xlink:href="https://www.amazon.fr/Crucial-2x16Go-5600MT-Mémoire-CP2K16G56C46U5/dp/B0C2B7W1W4/ref=sr_1_7?crid=11HXTIG82DUJK&amp;keywords=ram+32go+ddr5&amp;qid=1695714501&amp;sprefix=ram+32+go+%2Caps%2C61&amp;sr=8-7" text:style-name="Internet_20_link" text:visited-style-name="Visited_20_Internet_20_Link"><text:span text:style-name="T9">RAM</text:span></text:a></text:p>
      <text:p text:style-name="P13"><text:span text:style-name="T8">SSD: </text:span><text:a xlink:type="simple" xlink:href="https://www.amazon.fr/Crucial-CT1000BX500SSD1-Interne-BX500-pouces/dp/B07YD5F561/ref=sr_1_6?crid=2Y9EG6BQBJREN&amp;keywords=ssd%2Binterne&amp;qid=1695714566&amp;sprefix=SSD%2Binte%2Caps%2C65&amp;sr=8-6&amp;th=1" text:style-name="Internet_20_link" text:visited-style-name="Visited_20_Internet_20_Link"><text:span text:style-name="T10">SSD</text:span></text:a></text:p>
      <text:p text:style-name="P12"/>
      <text:p text:style-name="P14">Voici les différents composants pour la solution de sauvegarde :</text:p>
      <text:p text:style-name="P15"/>
      <text:p text:style-name="P14">Disque NAS 1TO :</text:p>
      <text:p text:style-name="P15"><text:a xlink:type="simple" xlink:href="https://www.amazon.fr/Red-Disque-dur-interne-NAS/dp/B083XVY99B/ref=sr_1_5?__mk_fr_FR=ÅMÅŽÕÑ&amp;crid=1ST34FQE41VZY&amp;keywords=Disque+dur+NAS&amp;qid=1695714946&amp;sprefix=disque+dur+nas%2Caps%2C68&amp;sr=8-5" text:style-name="Internet_20_link" text:visited-style-name="Visited_20_Internet_20_Link"><text:span text:style-name="T9">Disque NAS</text:span></text:a></text:p>
      <text:p text:style-name="P14"/>
      <text:p text:style-name="P14">Serveur NAS:</text:p>
      <text:p text:style-name="P15"><text:a xlink:type="simple" xlink:href="https://www.amazon.fr/Synology-DS120j-4TB-Disque-Prix/dp/B0813SVMND/ref=sr_1_2_sspa?__mk_fr_FR=ÅMÅŽÕÑ&amp;crid=OMV5ADSISPCJ&amp;keywords=serveur+nas+1+baie&amp;qid=1695714930&amp;sprefix=serveur+nas+1+baie%2Caps%2C63&amp;sr=8-2-spons&amp;sp_csd=d2lkZ2V0TmFtZT1zcF9hdGY&amp;psc=1" text:style-name="Internet_20_link" text:visited-style-name="Visited_20_Internet_20_Link"><text:span text:style-name="T9">Serveur NAS</text:span></text:a></text:p>
      <text:p text:style-name="P15"/>
      <text:p text:style-name="P14">Le prix final est de 1539,01€ TTC</text:p>
      <text:p text:style-name="P12"/>
      <text:p text:style-name="P12"/>
      <text:p text:style-name="P12"/>
      <text:p text:style-name="P12"/>
      <text:p text:style-name="P12"/>
      <text:p text:style-name="P17"/>
      <text:p text:style-name="P17"/>
      <text:p text:style-name="P17"/>
      <text:p text:style-name="P17"><text:soft-page-break/>Mission 3:</text:p>
      <text:p text:style-name="P17"/>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9T10:41:45.543000000</meta:creation-date>
    <dc:date>2023-11-07T09:10:09.409000000</dc:date>
    <meta:editing-duration>PT5H19M53S</meta:editing-duration>
    <meta:editing-cycles>9</meta:editing-cycles>
    <meta:generator>LibreOffice/7.5.3.2$Windows_X86_64 LibreOffice_project/9f56dff12ba03b9acd7730a5a481eea045e468f3</meta:generator>
    <meta:document-statistic meta:table-count="0" meta:image-count="0" meta:object-count="0" meta:page-count="8" meta:paragraph-count="98" meta:word-count="1443" meta:character-count="10182" meta:non-whitespace-character-count="8493"/>
  </office:meta>
</office:document-meta>
</file>